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Noto Sans" officeooo:rsid="00206f1c" officeooo:paragraph-rsid="00206f1c"/>
    </style:style>
    <style:style style:name="P2" style:family="paragraph" style:parent-style-name="Heading_20_3">
      <style:text-properties style:font-name="Noto Sans" officeooo:rsid="00206f1c" officeooo:paragraph-rsid="00206f1c"/>
    </style:style>
    <style:style style:name="P3" style:family="paragraph" style:parent-style-name="Text_20_body">
      <style:text-properties style:font-name="Noto Sans" officeooo:rsid="0018a5f7" officeooo:paragraph-rsid="0016ae99"/>
    </style:style>
    <style:style style:name="P4" style:family="paragraph" style:parent-style-name="Heading_20_3">
      <style:text-properties style:font-name="Noto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urodi</text:p>
      <text:h text:style-name="P2" text:outline-level="3">Abstract:</text:h>
      <text:p text:style-name="P3">It should be a simpler, open-source, user-friendly, and particularly rewarding organizer where various "tasks" can be added and worked on throughout the day. These tasks will be divided into different importance categories, such as "base-tasks" covering essential activities like brushing teeth or eating three times a day, or "work-tasks" covering professional assignments. Users should have complete freedom regarding both UI and their own tasks and priorities. However, I want to have various UI designs pre-installed and available for selection. What makes this organizer innovative is that users receive "experience points" for each task completed and can increase their level. This makes it particularly easier for neurodivergent individuals, as they get both a list of tasks to work on throughout the day and receive small rewards after completing each task.</text:p>
      <text:p text:style-name="P3"/>
      <text:h text:style-name="P4" text:outline-level="3">Introduction:</text:h>
      <text:p text:style-name="P3">The goal should be to help both neurotypical and neurodivergent people in daily life, making it easier for them to start and complete tasks in a fun, rewarding, and individual way. Initially planned as a desktop and mobile app, I'm considering an embedded system and web solution later.</text:p>
      <text:p text:style-name="P3"/>
      <text:h text:style-name="Heading_20_2" text:outline-level="2">Project Planning:</text:h>
      <text:h text:style-name="P4" text:outline-level="3">Analysis:</text:h>
      <text:p text:style-name="P3">The project will be open-source and published on GitHub under the GNU GPL-3.0 license. However, there should be the possibility to collect donations and later sell the embedded system assembled or in individual parts, potentially with assembly instructions. Since I have a particular interest in FPGAs and learning to work with them, and I'm also interested in PCB design, I plan to combine exactly these two for the embedded system (though I'll plan this precisely only once the app is completed and I'm satisfied with it).</text:p>
      <text:p text:style-name="P3"/>
      <text:p text:style-name="P3"><text:soft-page-break/>The project will initially cost only time (I estimate 4-8 weeks). Later (when there's also a web app), server costs will arise, which will be financed from personal funds and donation money. Additionally, material costs will arise when implementing the embedded system, which should be covered by selling these systems.</text:p>
      <text:p text:style-name="P3"/>
      <text:h text:style-name="P4" text:outline-level="3">Design:</text:h>
      <text:p text:style-name="P3">The app should run on virtually every modern device, which is why I'm using the cross-platform development framework Qt. I already have knowledge in C/C++ (which Qt builds upon) and Qt makes it possible to write desktop apps for Windows, Linux, and Mac, as well as mobile devices like iOS and Android. Additionally, Qt is open-source, which perfectly suits writing open-source ap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3T11:19:06.756315889</meta:creation-date>
    <dc:date>2025-04-01T18:38:41.735577492</dc:date>
    <meta:editing-duration>PT59M43S</meta:editing-duration>
    <meta:editing-cycles>7</meta:editing-cycles>
    <meta:generator>LibreOffice/25.2.2.2$Linux_X86_64 LibreOffice_project/520$Build-2</meta:generator>
    <meta:document-statistic meta:table-count="0" meta:image-count="0" meta:object-count="0" meta:page-count="2" meta:paragraph-count="11" meta:word-count="382" meta:character-count="2438" meta:non-whitespace-character-count="2067"/>
  </office:meta>
</office:document-meta>
</file>